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1.809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1.558cm"/>
    </style:style>
    <style:style style:name="pr8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meDev: Christians on the job</presentation:footer-decl>
      <presentation:footer-decl presentation:name="ftr2">CMPTxxxx</presentation:footer-decl>
      <presentation:date-time-decl presentation:name="dtd1" presentation:source="fixed">20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ristians On The Job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Jan 2010</text:p>
            <text:p text:style-name="P1">CMPT420 / COMM35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Mt 18:15-20: Conflict Mgmt</text:p>
          </draw:text-box>
        </draw:frame>
        <draw:frame presentation:style-name="pr5" draw:layer="layout" svg:width="25.958cm" svg:height="15.484cm" svg:x="1.072cm" svg:y="3.039cm" presentation:class="outline">
          <draw:text-box>
            <text:list text:style-name="L2">
              <text:list-item>
                <text:p>If your <text:span text:style-name="T1">brother</text:span> sins,<text:line-break/>go and show him his fault <text:span text:style-name="T1">in</text:span> <text:span text:style-name="T1">private</text:span>;<text:line-break/>if he listens to you, you have won your brother.</text:p>
              </text:list-item>
              <text:list-item>
                <text:p>But if he does not listen to you, take one or two more with you, so that “by the mouth of <text:span text:style-name="T1">two or three witnesses</text:span> every fact may be confirmed”.</text:p>
              </text:list-item>
              <text:list-item>
                <text:p>If he refuses to listen to them, tell it to the <text:span text:style-name="T1">church</text:span>;</text:p>
              </text:list-item>
              <text:list-item>
                <text:p>and if he refuses to listen even to the church,<text:line-break/>let him be to you as a <text:span text:style-name="T1">Gentile</text:span> and a tax collector.</text:p>
              </text:list-item>
              <text:list-item>
                <text:p>…<text:span text:style-name="T1"> </text:span><text:span text:style-name="T1">if two of you agree </text:span>on earth about anything that they may ask, it shall be done for them by My Father who is in heaven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644cm" svg:x="1cm" svg:y="0.419cm" presentation:class="title" presentation:user-transformed="true">
          <draw:text-box>
            <text:p>1Pet 2:12-15: Office Behaviour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Keep your <text:span text:style-name="T1">behavior excellent</text:span> among the Gentiles, so that in the thing in which they <text:span text:style-name="T1">slander</text:span> you as evildoers, they may because of your good deeds, as they observe them, <text:span text:style-name="T1">glorify God</text:span> in the day of visitation.</text:p>
              </text:list-item>
              <text:list-item>
                <text:p><text:span text:style-name="T1">Submit</text:span> yourselves for the Lord's sake to every human institution,<text:line-break/>whether to a <text:span text:style-name="T1">king</text:span> as the one in authority, or to <text:span text:style-name="T1">governors</text:span> as sent by him for the punishment of evildoers and the praise of those who do right.</text:p>
              </text:list-item>
              <text:list-item>
                <text:p>For such is the will of God that <text:span text:style-name="T1">by doing right</text:span> you may silence the ignorance of foolish men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644cm" svg:x="1cm" svg:y="0.419cm" presentation:class="title" presentation:user-transformed="true">
          <draw:text-box>
            <text:p>Col 3:22-25: Attitude to Work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Slaves,<text:span text:style-name="T1"> in all things obey</text:span> those who are your masters on earth, not with <text:span text:style-name="T1">external service</text:span>,<text:line-break/>as those who merely please men,<text:line-break/>but with <text:span text:style-name="T1">sincerity of heart</text:span>, fearing the Lord.</text:p>
              </text:list-item>
              <text:list-item>
                <text:p>Whatever you do, do your work <text:span text:style-name="T1">heartily</text:span>,<text:line-break/>as <text:span text:style-name="T1">for the Lord</text:span> rather than for men,<text:line-break/>knowing that from the Lord<text:line-break/>you will receive the reward of the inheritance.</text:p>
              </text:list-item>
              <text:list-item>
                <text:p><text:span text:style-name="T1">It is the Lord Christ whom you serve.</text:span></text:p>
              </text:list-item>
              <text:list-item>
                <text:p>For he who does wrong will receive the <text:span text:style-name="T1">consequences</text:span> of the wrong which he has done, and that without partialit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12T10:59:53</meta:creation-date>
    <dc:language>en-US</dc:language>
    <meta:editing-cycles>23</meta:editing-cycles>
    <meta:editing-duration>PT11H35M52S</meta:editing-duration>
    <meta:initial-creator>sean ho</meta:initial-creator>
    <dc:date>2011-01-20T08:28:36</dc:date>
    <dc:creator>sean ho</dc:creator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